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cm" fo:min-width="0.5cm" loext:decorative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cm" fo:min-width="2.5cm" loext:decorative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3.5cm" loext:decorative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cm" fo:min-width="4.5cm" loext:decorative="false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0cm" fo:min-width="4cm" loext:decorative="false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cm" fo:min-width="2.3cm" loext:decorative="false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cm" fo:min-width="1.2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draw:fill="solid" draw:fill-color="#ffb861" draw:textarea-horizontal-align="justify" draw:textarea-vertical-align="middle" draw:auto-grow-height="false" fo:min-height="0cm" fo:min-width="0cm" fo:wrap-option="wrap" loext:decorative="false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cm" fo:min-width="0.7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0cm" fo:min-width="1.55cm" loext:decorative="false"/>
    </style:style>
    <style:style style:name="gr13" style:family="graphic" style:parent-style-name="standard">
      <style:graphic-properties draw:stroke="none" draw:fill="solid" draw:fill-color="#504c36" loext:decorative="false"/>
    </style:style>
    <style:style style:name="gr14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4cm" loext:decorative="false"/>
    </style:style>
    <style:style style:name="gr15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0.5cm" loext:decorative="false"/>
    </style:style>
    <style:style style:name="gr16" style:family="graphic" style:parent-style-name="standard">
      <style:graphic-properties draw:stroke="solid" svg:stroke-width="0.035cm" svg:stroke-color="#474747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protect="position size" loext:decorative="false"/>
    </style:style>
    <style:style style:name="gr17" style:family="graphic" style:parent-style-name="standard">
      <style:graphic-properties draw:stroke="none" draw:fill="solid" draw:fill-color="#474747" draw:opacity="100%" loext:decorative="false"/>
    </style:style>
    <style:style style:name="gr18" style:family="graphic">
      <style:graphic-properties style:protect="position size" style:writing-mode="lr-tb" loext:decorative="false"/>
    </style:style>
    <style:style style:name="gr19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1.51cm" loext:decorative="false"/>
    </style:style>
    <style:style style:name="gr20" style:family="graphic" style:parent-style-name="standard">
      <style:graphic-properties draw:stroke="none" draw:fill="solid" draw:fill-color="#7d9fc2" draw:opacity="100%" draw:opacity-name="Transparency_20_22" draw:textarea-horizontal-align="justify" draw:textarea-vertical-align="middle" draw:auto-grow-height="false" fo:min-height="0cm" fo:min-width="0.25cm" loext:decorative="false"/>
    </style:style>
    <style:style style:name="gr21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2.51cm" loext:decorative="false"/>
    </style:style>
    <style:style style:name="gr22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3.51cm" loext:decorative="false"/>
    </style:style>
    <style:style style:name="gr23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4.51cm" loext:decorative="false"/>
    </style:style>
    <style:style style:name="gr24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0.51cm" loext:decorative="false"/>
    </style:style>
    <style:style style:name="gr25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4cm" style:protect="position size" loext:decorative="false"/>
    </style:style>
    <style:style style:name="gr26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1.15cm" loext:decorative="false"/>
    </style:style>
    <style:style style:name="gr27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2.3cm" style:protect="position size" loext:decorative="false"/>
    </style:style>
    <style:style style:name="gr28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.35cm" loext:decorative="false"/>
    </style:style>
    <style:style style:name="gr29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0.5cm" style:protect="position size" loext:decorative="false"/>
    </style:style>
    <style:style style:name="gr30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cm" loext:decorative="false"/>
    </style:style>
    <style:style style:name="gr31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0.7cm" style:protect="position size" loext:decorative="false"/>
    </style:style>
    <style:style style:name="gr32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2cm" style:protect="position size" loext:decorative="false"/>
    </style:style>
    <style:style style:name="gr33" style:family="graphic" style:parent-style-name="objectwithoutfill">
      <style:graphic-properties draw:stroke="dash" draw:stroke-dash="Dot_20__28_Rounded_29_" svg:stroke-width="0.035cm" svg:stroke-color="#474747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9cm" loext:decorative="false"/>
    </style:style>
    <style:style style:name="gr35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1.55cm" loext:decorative="false"/>
    </style:style>
    <style:style style:name="gr36" style:family="graphic" style:parent-style-name="objectwithoutfill">
      <style:graphic-properties draw:stroke="dash" draw:stroke-dash="Long_20_Dash_20__28_Rounded_29_" svg:stroke-width="0.035cm" svg:stroke-color="#808080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28cm" svg:stroke-color="#474747" draw:marker-start="Arrowheads_20_1" draw:marker-start-width="0.14cm" draw:marker-end="" draw:marker-end-width="0.242cm" draw:fill="none" draw:textarea-vertical-align="middle" fo:padding-top="0.139cm" fo:padding-bottom="0.139cm" fo:padding-left="0.264cm" fo:padding-right="0.264cm" loext:decorative="false"/>
    </style:style>
    <style:style style:name="gr38" style:family="graphic" style:parent-style-name="objectwithoutfill">
      <style:graphic-properties svg:stroke-width="0.028cm" svg:stroke-color="#474747" draw:marker-start="Arrowheads_20_1" draw:marker-start-width="0.14cm" draw:marker-end-width="0.242cm" draw:fill="none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="solid" svg:stroke-width="0.035cm" svg:stroke-color="#474747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40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9cm" style:protect="position size" loext:decorative="false"/>
    </style:style>
    <style:style style:name="gr41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.51cm" loext:decorative="false"/>
    </style:style>
    <style:style style:name="gr42" style:family="graphic" style:parent-style-name="standard">
      <style:graphic-properties svg:stroke-width="0.018cm" svg:stroke-color="#474747" draw:marker-start-width="0.227cm" draw:marker-end-width="0.227cm" draw:fill="none" draw:textarea-vertical-align="middle" draw:auto-grow-height="false" fo:min-height="2.122cm" fo:min-width="0cm" fo:padding-top="0.134cm" fo:padding-bottom="0.134cm" fo:padding-left="0.259cm" fo:padding-right="0.259cm" fo:wrap-option="wrap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3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0.276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453cm" loext:decorative="false"/>
      <style:paragraph-properties style:writing-mode="lr-tb"/>
    </style:style>
    <style:style style:name="gr47" style:family="graphic" style:parent-style-name="objectwithoutfill">
      <style:graphic-properties svg:stroke-width="0.018cm" svg:stroke-color="#474747" draw:marker-start-width="0.227cm" draw:marker-end-width="0.227cm" draw:fill="none" draw:textarea-horizontal-align="center" draw:textarea-vertical-align="middle" fo:padding-top="0.134cm" fo:padding-bottom="0.134cm" fo:padding-left="0.259cm" fo:padding-right="0.259cm" loext:decorative="false"/>
    </style:style>
    <style:style style:name="gr48" style:family="graphic">
      <style:graphic-properties loext:decorative="false"/>
    </style:style>
    <style:style style:name="gr49" style:family="graphic" style:parent-style-name="standard">
      <style:graphic-properties draw:stroke="none" draw:fill="solid" draw:fill-color="#dee6ef" loext:decorative="false"/>
    </style:style>
    <style:style style:name="gr50" style:family="graphic" style:parent-style-name="standard">
      <style:graphic-properties draw:stroke="none" draw:fill="solid" draw:fill-color="#999999" loext:decorative="false"/>
    </style:style>
    <style:style style:name="gr51" style:family="graphic" style:parent-style-name="standard">
      <style:graphic-properties draw:stroke="none" draw:fill="solid" draw:fill-color="#474747" loext:decorative="false"/>
    </style:style>
    <style:style style:name="gr52" style:family="graphic" style:parent-style-name="standard">
      <style:graphic-properties draw:stroke="none" draw:fill="solid" draw:fill-color="#474747" draw:textarea-horizontal-align="center" draw:textarea-vertical-align="middle" loext:decorative="false"/>
    </style:style>
    <style:style style:name="gr53" style:family="graphic" style:parent-style-name="objectwithoutfill">
      <style:graphic-properties svg:stroke-width="0.018cm" svg:stroke-color="#474747" draw:marker-start-width="0.227cm" draw:marker-end="Arrowheads_20_1" draw:marker-end-width="0.125cm" draw:fill="none" draw:textarea-vertical-align="middle" fo:padding-top="0.134cm" fo:padding-bottom="0.134cm" fo:padding-left="0.259cm" fo:padding-right="0.259cm" loext:decorative="false"/>
    </style:style>
    <style:style style:name="gr5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cm" loext:decorative="false"/>
    </style:style>
    <style:style style:name="gr55" style:family="graphic" style:parent-style-name="standard">
      <style:graphic-properties draw:stroke="solid" svg:stroke-width="0.004cm" svg:stroke-color="#474747" draw:marker-start-width="0.206cm" draw:marker-end-width="0.206cm" draw:fill="solid" draw:fill-color="#474747" draw:textarea-horizontal-align="center" draw:textarea-vertical-align="middle" fo:padding-top="0.127cm" fo:padding-bottom="0.127cm" fo:padding-left="0.252cm" fo:padding-right="0.252cm" loext:decorative="false"/>
    </style:style>
    <style:style style:name="gr56" style:family="graphic" style:parent-style-name="standard">
      <style:graphic-properties draw:stroke="none" draw:fill="solid" draw:fill-color="#7fc242" loext:decorative="false"/>
    </style:style>
    <style:style style:name="gr57" style:family="graphic" style:parent-style-name="standard">
      <style:graphic-properties draw:stroke="none" draw:fill="solid" draw:fill-color="#4a6535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b861"/>
      <style:paragraph-properties fo:text-align="center"/>
    </style:style>
    <style:style style:name="P4" style:family="paragraph">
      <loext:graphic-properties draw:fill="solid" draw:fill-color="#504c36"/>
    </style:style>
    <style:style style:name="P5" style:family="paragraph">
      <loext:graphic-properties draw:fill="solid" draw:fill-color="#c582b2"/>
      <style:paragraph-properties fo:text-align="center"/>
    </style:style>
    <style:style style:name="P6" style:family="paragraph">
      <loext:graphic-properties draw:fill="solid" draw:fill-color="#7d9fc2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474747" draw:opacity="100%"/>
    </style:style>
    <style:style style:name="P9" style:family="paragraph">
      <loext:graphic-properties draw:fill="solid" draw:fill-color="#7d9fc2" draw:opacity="100%" draw:opacity-name="Transparency_20_22"/>
      <style:paragraph-properties fo:text-align="center"/>
    </style:style>
    <style:style style:name="P10" style:family="paragraph">
      <loext:graphic-properties draw:fill="solid" draw:fill-color="#c582b2" draw:opacity="100%" draw:opacity-name="Transparency_20_24"/>
      <style:paragraph-properties fo:text-align="center"/>
    </style:style>
    <style:style style:name="P11" style:family="paragraph">
      <style:paragraph-properties fo:text-align="center"/>
      <style:text-properties fo:color="#474747" loext:opacity="100%" style:font-name="Arial" fo:font-size="7pt" style:font-size-asian="7pt" style:font-size-complex="7pt"/>
    </style:style>
    <style:style style:name="P12" style:family="paragraph">
      <loext:graphic-properties draw:fill="none" draw:fill-color="#ffffff"/>
      <style:paragraph-properties fo:text-align="center"/>
      <style:text-properties fo:color="#474747" loext:opacity="100%" style:font-name="Arial" fo:font-size="7pt" style:font-size-asian="7pt" style:font-size-complex="7pt"/>
    </style:style>
    <style:style style:name="P13" style:family="paragraph">
      <style:text-properties fo:color="#474747" loext:opacity="100%" fo:font-size="7pt" style:font-size-asian="7pt" style:font-size-complex="7pt"/>
    </style:style>
    <style:style style:name="P14" style:family="paragraph">
      <loext:graphic-properties draw:fill="none" draw:fill-color="#ffffff"/>
      <style:text-properties fo:color="#474747" loext:opacity="100%" fo:font-size="7pt" style:font-size-asian="7pt" style:font-size-complex="7pt"/>
    </style:style>
    <style:style style:name="P15" style:family="paragraph">
      <style:paragraph-properties fo:text-align="end"/>
      <style:text-properties fo:color="#474747" loext:opacity="100%" fo:font-size="7pt" style:font-size-asian="7pt" style:font-size-complex="7pt"/>
    </style:style>
    <style:style style:name="P16" style:family="paragraph">
      <loext:graphic-properties draw:fill="none" draw:fill-color="#ffffff"/>
      <style:paragraph-properties fo:text-align="end"/>
      <style:text-properties fo:color="#474747" loext:opacity="100%" fo:font-size="7pt" style:font-size-asian="7pt" style:font-size-complex="7pt"/>
    </style:style>
    <style:style style:name="P17" style:family="paragraph">
      <style:text-properties fo:color="#474747" loext:opacity="100%" style:font-name="Arial" fo:font-size="6pt" style:font-size-asian="6pt" style:font-size-complex="6pt"/>
    </style:style>
    <style:style style:name="P18" style:family="paragraph">
      <loext:graphic-properties draw:fill="none" draw:fill-color="#ffffff"/>
      <style:text-properties fo:color="#474747" loext:opacity="100%" style:font-name="Arial" fo:font-size="6pt" style:font-size-asian="6pt" style:font-size-complex="6pt"/>
    </style:style>
    <style:style style:name="P19" style:family="paragraph">
      <loext:graphic-properties draw:fill="solid" draw:fill-color="#dee6ef"/>
    </style:style>
    <style:style style:name="P20" style:family="paragraph">
      <loext:graphic-properties draw:fill="solid" draw:fill-color="#999999"/>
    </style:style>
    <style:style style:name="P21" style:family="paragraph">
      <loext:graphic-properties draw:fill="solid" draw:fill-color="#474747"/>
    </style:style>
    <style:style style:name="P22" style:family="paragraph">
      <loext:graphic-properties draw:fill="solid" draw:fill-color="#474747"/>
      <style:paragraph-properties fo:text-align="center"/>
    </style:style>
    <style:style style:name="P23" style:family="paragraph">
      <loext:graphic-properties draw:fill="solid" draw:fill-color="#7fc242"/>
    </style:style>
    <style:style style:name="P24" style:family="paragraph">
      <loext:graphic-properties draw:fill="solid" draw:fill-color="#4a6535"/>
    </style:style>
    <style:style style:name="P25" style:family="paragraph">
      <style:paragraph-properties fo:text-align="start"/>
      <style:text-properties fo:color="#474747" loext:opacity="100%" fo:font-size="7pt" style:font-size-asian="7pt" style:font-size-complex="7pt"/>
    </style:style>
    <style:style style:name="P26" style:family="paragraph">
      <loext:graphic-properties draw:fill="none" draw:fill-color="#ffffff"/>
      <style:paragraph-properties fo:text-align="start"/>
      <style:text-properties fo:color="#474747" loext:opacity="100%" fo:font-size="7pt" style:font-size-asian="7pt" style:font-size-complex="7pt"/>
    </style:style>
    <style:style style:name="P27" style:family="paragraph">
      <style:paragraph-properties fo:text-align="center"/>
      <style:text-properties fo:color="#474747" loext:opacity="100%" fo:font-size="8pt" style:font-size-asian="8pt" style:font-size-complex="8pt"/>
    </style:style>
    <style:style style:name="P28" style:family="paragraph">
      <loext:graphic-properties draw:fill="none" draw:fill-color="#ffffff"/>
      <style:paragraph-properties fo:text-align="center"/>
      <style:text-properties fo:color="#474747" loext:opacity="100%" fo:font-size="8pt" style:font-size-asian="8pt" style:font-size-complex="8pt"/>
    </style:style>
    <style:style style:name="P29" style:family="paragraph">
      <style:paragraph-properties fo:text-align="center"/>
      <style:text-properties fo:color="#474747" loext:opacity="100%" fo:font-size="7pt" style:font-size-asian="7pt" style:font-size-complex="7pt"/>
    </style:style>
    <style:style style:name="P30" style:family="paragraph">
      <loext:graphic-properties draw:fill="none" draw:fill-color="#ffffff"/>
      <style:paragraph-properties fo:text-align="center"/>
      <style:text-properties fo:color="#474747" loext:opacity="100%" fo:font-size="7pt" style:font-size-asian="7pt" style:font-size-complex="7pt"/>
    </style:style>
    <style:style style:name="T1" style:family="text">
      <style:text-properties fo:color="#474747" loext:opacity="100%" style:font-name="Arial" fo:font-size="7pt" style:font-size-asian="7pt" style:font-size-complex="7pt"/>
    </style:style>
    <style:style style:name="T2" style:family="text">
      <style:text-properties fo:color="#7d9fc2" loext:opacity="100%" fo:font-weight="bold" style:font-weight-asian="bold" style:font-weight-complex="bold"/>
    </style:style>
    <style:style style:name="T3" style:family="text">
      <style:text-properties fo:color="#474747" loext:opacity="100%" fo:font-size="7pt" style:font-size-asian="7pt" style:font-size-complex="7pt"/>
    </style:style>
    <style:style style:name="T4" style:family="text">
      <style:text-properties fo:color="#c582b2" loext:opacity="100%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474747" loext:opacity="100%" style:font-name="Arial" fo:font-size="6pt" style:font-size-asian="6pt" style:font-size-complex="6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25cm" svg:x="3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0.25cm" svg:x="3cm" svg:y="3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25cm" svg:x="3cm" svg:y="4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0.25cm" svg:x="3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0.25cm" svg:x="4.1cm" svg:y="1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0.25cm" svg:x="5.1cm" svg:y="2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0.25cm" svg:x="6.1cm" svg:y="3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25cm" svg:x="8.1cm" svg:y="5.35cm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5" draw:text-style-name="P1" draw:layer="layout" svg:width="4.5cm" svg:height="0.2cm" draw:transform="rotate (1.5707963267949) translate (11.897cm 5.7cm)">
            <text:p/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11cm" svg:y1="0.7cm" svg:x2="11cm" svg:y2="5.7cm">
            <text:p/>
          </draw:line>
          <draw:line draw:style-name="gr9" draw:text-style-name="P2" draw:layer="layout" svg:x1="17cm" svg:y1="5.7cm" svg:x2="11cm" svg:y2="5.7cm">
            <text:p/>
          </draw:line>
          <draw:custom-shape draw:style-name="gr1" draw:text-style-name="P1" draw:layer="layout" svg:width="1cm" svg:height="0.2cm" svg:x="11cm" svg:y="1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1.897cm" svg:y="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2.8cm" svg:height="0.2cm" draw:transform="rotate (1.5707963267949) translate (12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2.9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7cm" svg:height="0.2cm" draw:transform="rotate (1.5707963267949) translate (13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3.9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2cm" svg:height="0.2cm" draw:transform="rotate (1.5707963267949) translate (14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4.9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cm" svg:height="0.2cm" draw:transform="rotate (1.5707963267949) translate (15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5.9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1" draw:layer="layout" svg:width="2.05cm" svg:height="0.25cm" svg:x="2.95cm" svg:y="2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cm" svg:height="0.25cm" svg:x="7.1cm" svg:y="4.35cm">
          <text:p/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913cm" svg:height="3.42cm" svg:x="0.436cm" svg:y="1.579cm" svg:viewBox="0 0 1914 3421" svg:d="M816 3285c4-11 7-23 10-35 5-20 6-39 10-58 0-17 2-36 2-53 1-18 4-36 4-55 0-11-7-31-9-45-6-47-3-95-6-142-3-43-2-85-4-128-1-43-14-85-14-127 1-35-11-67-16-102-6-42-14-83-22-125-11-62-30-122-49-181-36-22-66-50-102-74-16-11-37-19-57-25-19-6-39-5-59-12-38-13-71-39-108-56s-79-12-116-30c-36-19-56-45-84-72-13-12-22-24-29-40-7-15-54 14-62 18-21 12-40 27-57 43s-29 38-45 55c-2 1-4-1-3-2 16-18 28-39 44-57 14-16 32-29 49-41 14-9 58-42 77-29 12 8 18 28 29 39 16 17 33 36 51 51 44 33 93 31 143 43 26 7 49 20 72 33-7-14-14-23-27-33-34-24-59-61-77-98-9-16-22-26-33-40-7-8-12-17-18-26-7-12-18-19-28-28-30-29-50-68-80-97 0-1 0-1 0-1 27 29 50 61 77 89 12 12 25 20 35 34 6 9 11 17 18 26 5 5 13 9 18 15 28 35 46 73 78 105 11 11 26 16 36 28 9 12 13 29 25 39 10 5 20 9 31 13 22 6 45 4 67 11 20 7 39 16 57 27 21 13 38 28 57 43 2 2 5 3 7 5-1-2-1-4-2-5-21-67-38-134-50-203-3-7-6-14-10-21-16-31-33-63-50-94-31-55-34-123-52-182-9-31-21-60-26-92-3-18-9-35-16-51-7-18-13-39-23-55-16-26-24-54-38-80-7-13-17-24-25-36-9-13-15-28-21-43-8-17-15-35-23-52-19 2-37 6-56 0-30-9-59-22-87-37-27-15-63-3-92 1-27 4-54 9-81 16 21-5 41-11 63-15 26-5 55-13 82-12 27 2 47 17 73 26 17 6 34 14 52 17 16 3 29 0 43-2-4-9-8-19-12-28-13-27-29-52-39-80-6-15-7-32-14-47-5-13-15-24-21-37-16-31-26-65-42-97-13-25-25-51-38-77-14-30-27-63-46-90 0 0 1-1 1 0 16 25 30 53 44 80 13 26 26 51 40 77s30 51 40 79c10 30 32 53 39 84 8 30 25 57 40 85 10 15 18 32 26 48 2 1 3 3 2 5 6 13 12 26 18 38 7 15 14 29 22 43 7 14 19 24 28 36 3 5 6 10 9 15 4-18 9-37 9-55 1-17 4-36-1-52-5-15-14-28-19-42-10-28-18-56-21-86-1-18 1-35-4-54-5-17-11-34-16-50-1-1 0-1 0-1 9 29 22 56 24 86 2 44 12 80 33 119 27 50 10 101 6 154 9 17 17 34 28 49 37 54 49 120 74 178 26 59 37 123 64 182 0 1 1 3 2 4 2-52 10-105 18-157 12-84 34-166 38-251 10-187 14-373 14-560 0-13 0-26-1-39-4-6-13-16-17-21-10-10-30-25-42-32-14-6-25-15-34-26-10-12-18-35-35-39-15-3-30-17-44-23-24-12-49-20-74-26-40-10-78-14-116-32h1c48 24 103 21 154 37 22 7 44 16 65 26 11 5 26 11 35 21 15 16 25 35 45 47 15 9 30 17 44 29 6 4 11 9 16 15-7-71-26-137-51-206-7-18-23-35-32-52-11-20-21-42-31-62-22-40-39-80-56-122 0-1 0-1 0-1 29 75 71 148 117 214 20 32 31 69 43 104 15 41 26 81 31 125 9 83 6 168 13 252 1 18 2 36 3 54 5-5 7-10 13-14 7-5 15-9 24-13 28-14 19-44 19-70 0-16 11-29 18-41 17-28 11-58 5-89-11-50-28-98-26-150 1-26 11-50 13-76 2-27 12-43 23-67 0 0 1 0 0 0-13 26-20 47-22 77 0 12-5 26-8 38-4 18-3 39-1 57 4 56 30 107 35 163 1 15 2 31-7 45-6 9-12 20-17 30-6 13-1 36-1 50 1 10 1 27-8 35-7 6-19 9-27 14-13 6-17 17-29 26-1 0-2 1-3 1 4 69 7 137 10 206 0 8 0 15 0 22 22-8 44-14 64-26 26-15 58-9 87-8-39 0-66 3-101 24-15 9-32 15-49 22 3 75 4 150-7 225-13 82-15 171-12 255 3 83 24 169 50 247 0 2 1 4 1 5 1 1 1 2 2 3-1-20-5-40-7-59-3-23-3-46-5-70-3-21 1-41 4-61 1-8-1-17 3-24 6-10 18-22 19-34 3-45 43-73 62-110 9-17 24-28 32-44 2-3 4-6 5-8-1-16-9-35-11-41-8-28-5-57-14-85-1 0 0-1 0 0 13 35 17 73 28 109 1 3 2 6 3 10 6-6 13-12 20-17 43-31 69-81 72-135 2-39-2-78 20-113 1-2 4 0 3 2-23 40-14 85-16 128-2 38-24 79-47 109-10 14-28 20-39 34-4 5-8 11-12 17 0 1 0 1 0 1 0 3-3 6-6 9-4 5-7 9-10 13-12 14-19 30-30 44-16 19-30 42-38 65-3 7 0 17-3 23-3 8-7 15-12 22-11 18-11 54-10 75 2 42 9 86 17 128 3 22 2 46 4 69s6 46 9 69c10 30 20 62 31 91 16 40 25 86 32 128 4 23 8 45 12 68 4 25 14 49 16 75 3 38 13 78 18 118 5 38 6 76 8 114 11-62 23-125 27-188 2-39 1-77 5-116 3-41 7-82 7-123 1-37 6-72 12-108 8-45 11-88 25-132 5-12 9-25 13-37 0-4 0-7 0-11 0-17-9-33-10-50-3-38-8-75-25-109-9-17-23-45-15-66 4-12 11-20 20-29 20-18 27-39 15-64 0 0 1-1 1 0 8 20 10 38-4 57-13 18-29 26-27 53 1 21 16 42 26 59 15 27 16 60 21 89 2 11 6 22 9 33 17-56 35-113 60-166 14-32 32-62 52-91 0-15 1-27 9-42 10-16 24-30 31-48 7-20 13-40 15-61 5-43 1-86-4-129-2-22-1-44-3-65-1-5-1-10-2-14-7-8-16-15-26-21-13-8-25-15-36-25-14-14-12-25-22-41-11-16-18-34-28-50-14-20-28-40-39-63-8-18-18-37-25-56-8-22-14-44-24-65-1-1 0-1 0-1 16 36 25 73 45 106 4 6 6 15 9 22 7 14 16 26 25 39 10 15 21 29 29 46 6 14 17 23 20 38 4 23 31 36 49 46 6 3 13 7 20 12-4-15-10-29-14-43-14-44-26-90-36-134-4-22-7-44-13-66-6-21-13-41-18-62-5-20-11-39-12-60-1-24-3-49-11-73-12-38-16-75-15-116 0 25 6 47 9 71 2 21 15 40 21 61 6 22 9 43 11 66 3 25 18 56 27 80 16 41 26 82 39 123 2 6 4 12 6 17 3-10 9-15 14-26 5-10 9-20 16-29 28-38 26-88 18-132-7-36-16-71-13-108 2-26-4-54 8-78-10 18-6 36-5 56 1 16-2 33-2 49 1 40 19 78 21 118 2 29 3 55-8 82-4 9-13 24-20 32-5 8-19 35-20 43 0 3-3 4-6 4 5 14 11 29 15 44 9 27 21 54 27 81 10 41 10 86 15 129 5 40 9 82 0 122 17-25 31-52 48-77 25-35 45-72 62-111 23-56 39-116 55-174 19-67 31-137 41-205 9-64 11-132 33-193 5-12 10-25 15-37 3-28 3-57-9-81-19-39-26-84-48-121-23-36-35-79-61-113-9-13-18-25-26-38-11-20-14-45-22-67h1c7 22 14 45 24 66 10 20 28 34 39 53 23 39 47 78 67 117 10 19 15 40 21 59 7 20 19 37 25 57 2 8 3 17 4 26 0-1 1-2 1-3 10-30 12-64 20-95 7-31 4-63 3-94-1-36-2-72-2-108 1-18 0-36-1-54 0-1 0-2 0-3-3-48-10-96-19-145-11-63-11-127-25-189-6-28-13-55-19-83-6-29-9-59-16-88 0-1 1-1 1-1 7 36 14 72 23 107 9 41 23 80 28 121 6 41 10 81 18 121 9 44 19 88 22 133 0 1 0 1 0 2 3-4 4-9 4-15 0-2 1-4 3-5 27-7 13-77 26-93 10-15 18-28 32-38 14-9 33-13 49-17 2 0 3 3 1 4-29 7-50 16-68 41-12 16-13 27-13 46 1 11-5 21-5 33s-2 24-13 31c-5 3-2 10-3 15s-6 10-10 15c1 10 3 19 3 29 0 22 1 45 1 67 1 46 7 93 8 140 1 36-13 73-17 109-5 40-23 77-35 115-14 42-14 91-19 134-4 46-10 91-17 136-12 85-31 171-51 255-9 37-22 74-37 110-16 36-37 68-54 104-16 33-33 64-55 94-26 34-49 65-67 104-12 28-26 54-35 83-5 17-10 34-16 51 0-1 1-1 1-2 8-10 19-17 27-27 11-11 16-25 28-36 10-8 20-14 31-20 16-8 31-28 43-41 22-24 38-49 65-68 30-21 62-36 89-62 21-22 38-51 48-81 0-7-1-15-1-22 0-16 2-32 6-47 12-41 26-82 43-121 6-13 2-30 6-45 5-15 17-27 26-40 8-11 16-22 25-33l1 1c-10 13-19 27-28 40-13 19-23 33-22 57 0 18-9 29-14 45-11 38-29 80-33 120-1 5-1 12-1 18 16-53 34-104 69-148 39-49 94-70 142-109 18-16 36-28 56-40 11-12 19-29 26-46 6-17 15-36 19-53 4-16-11-47-17-63-8-23-17-36-17-61l1-45c0-19 5-37 6-55 0-1 0 0 0 0-3 37-5 72-4 109 0 21 14 40 22 60 5 15 11 30 15 46 2 13-4 25-9 36-7 18-11 36-20 53-2 3-3 6-5 9 30-20 39-52 54-81 9-16 8-31 13-48 3-12 12-22 16-35 11-29 15-60 29-88h1c-13 27-12 57-23 85-4 11-7 22-13 34-7 12 1 28-5 39-7 16-15 31-19 48-1 7-3 15-8 21-21 26-42 44-70 61-22 14-40 35-62 50-29 19-60 37-85 61-49 49-70 112-87 177-15 59-47 108-95 145-26 19-55 32-78 55-10 10-18 24-27 36-13 16-27 30-42 45-9 10-18 15-30 23-13 8-18 22-27 35-14 23-35 46-54 66-22 24-41 51-57 79-10 31-18 63-21 94-3 29-9 57-13 86-4 30-2 61-3 91-2 61-9 121-10 181-1 62-13 123-23 184-5 29-10 58-15 88 12-27 24-54 35-81 13-35 30-69 37-105 7-28 14-55 15-84 0-27 2-51 11-76 5-17 18-37 34-45 26-13 50-30 71-49-1-2-1-3 0-4 11-24 23-39 20-67-2-24-2-47-1-70 1-24 3-49 19-68 2-1 4 1 3 3-23 29-15 80-12 114 1 16 10 34 6 50-1 1-1 2-1 3 13-16 25-34 36-51 16-26 25-54 44-78 14-19 34-36 54-48 19-11 41-24 62-32 12-4 25-7 38-10s30-11 44-13c32-4 63-3 95-3 0 0 1 0 0 0-25 0-50 1-75 4-30 4-61 17-90 26-23 8-47 25-68 37-26 15-48 41-63 68-12 21-19 45-32 67-15 25-32 50-50 73-18 22-40 38-63 54-7 4-14 8-20 13 23-1 47-2 68 7 15 6 28 17 43 25 20 11 45 19 66 27-28-10-56-18-82-33-20-11-36-19-60-21-15 0-30 1-45 1-1 2-3 4-5 6-11 11-14 29-18 43-6 26-1 55-3 81-2 24-9 48-14 72-6 29-20 57-30 85-10 29-21 58-33 86-10 24-21 46-34 69-5 9-2 24-2 35 0 15 0 30 0 45-1 32-10 64-9 96 0 19-1 33-4 49 0 1 0 3 0 5-3 66-2 132-2 199 0 1 0 3 0 4 1 1 1 2 2 4 4 3 8 7 11 10 4 0 7 0 11 0-1 2-1 3-1 5-5-1-9-2-14-2-20-3-40-4-60-2-33-3-66-7-99-9-55-3-108-4-160 0 2-1 5-2 7-3 18-9 41-13 57-24 1-11 3-21 7-30z">
          <text:p/>
        </draw:path>
      </draw:page>
      <draw:page draw:name="page2" draw:style-name="dp1" draw:master-page-name="Default">
        <draw:custom-shape draw:style-name="gr14" draw:text-style-name="P5" draw:layer="layout" svg:width="4.5cm" svg:height="0.1cm" draw:transform="rotate (1.5707963267949) translate (11.947cm 5.7cm)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1cm" svg:y1="0.7cm" svg:x2="11cm" svg:y2="5.7cm">
          <text:p/>
        </draw:line>
        <draw:line draw:style-name="gr9" draw:text-style-name="P2" draw:layer="layout" svg:x1="17cm" svg:y1="5.7cm" svg:x2="11cm" svg:y2="5.7cm">
          <text:p/>
        </draw:line>
        <draw:custom-shape draw:style-name="gr15" draw:text-style-name="P6" draw:layer="layout" svg:width="1cm" svg:height="0.1cm" svg:x="11cm" svg:y="1.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1.897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8cm" svg:height="0.2cm" draw:transform="rotate (1.5707963267949) translate (12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2.9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7cm" svg:height="0.2cm" draw:transform="rotate (1.5707963267949) translate (13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3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cm" svg:height="0.2cm" draw:transform="rotate (1.5707963267949) translate (14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4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0.2cm" draw:transform="rotate (1.5707963267949) translate (15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5.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8" draw:layer="layout" svg:width="1.913cm" svg:height="3.42cm" svg:x="0.136cm" svg:y="1.679cm" svg:viewBox="0 0 1914 3421" svg:d="M816 3285c4-11 7-23 10-35 5-20 6-39 10-58 0-17 2-36 2-53 1-18 4-36 4-55 0-11-7-31-9-45-6-47-3-95-6-142-3-43-2-85-4-128-1-43-14-85-14-127 1-35-11-67-16-102-6-42-14-83-22-125-11-62-30-122-49-181-36-22-66-50-102-74-16-11-37-19-57-25-19-6-39-5-59-12-38-13-71-39-108-56s-79-12-116-30c-36-19-56-45-84-72-13-12-22-24-29-40-7-15-54 14-62 18-21 12-40 27-57 43s-29 38-45 55c-2 1-4-1-3-2 16-18 28-39 44-57 14-16 32-29 49-41 14-9 58-42 77-29 12 8 18 28 29 39 16 17 33 36 51 51 44 33 93 31 143 43 26 7 49 20 72 33-7-14-14-23-27-33-34-24-59-61-77-98-9-16-22-26-33-40-7-8-12-17-18-26-7-12-18-19-28-28-30-29-50-68-80-97 0-1 0-1 0-1 27 29 50 61 77 89 12 12 25 20 35 34 6 9 11 17 18 26 5 5 13 9 18 15 28 35 46 73 78 105 11 11 26 16 36 28 9 12 13 29 25 39 10 5 20 9 31 13 22 6 45 4 67 11 20 7 39 16 57 27 21 13 38 28 57 43 2 2 5 3 7 5-1-2-1-4-2-5-21-67-38-134-50-203-3-7-6-14-10-21-16-31-33-63-50-94-31-55-34-123-52-182-9-31-21-60-26-92-3-18-9-35-16-51-7-18-13-39-23-55-16-26-24-54-38-80-7-13-17-24-25-36-9-13-15-28-21-43-8-17-15-35-23-52-19 2-37 6-56 0-30-9-59-22-87-37-27-15-63-3-92 1-27 4-54 9-81 16 21-5 41-11 63-15 26-5 55-13 82-12 27 2 47 17 73 26 17 6 34 14 52 17 16 3 29 0 43-2-4-9-8-19-12-28-13-27-29-52-39-80-6-15-7-32-14-47-5-13-15-24-21-37-16-31-26-65-42-97-13-25-25-51-38-77-14-30-27-63-46-90 0 0 1-1 1 0 16 25 30 53 44 80 13 26 26 51 40 77s30 51 40 79c10 30 32 53 39 84 8 30 25 57 40 85 10 15 18 32 26 48 2 1 3 3 2 5 6 13 12 26 18 38 7 15 14 29 22 43 7 14 19 24 28 36 3 5 6 10 9 15 4-18 9-37 9-55 1-17 4-36-1-52-5-15-14-28-19-42-10-28-18-56-21-86-1-18 1-35-4-54-5-17-11-34-16-50-1-1 0-1 0-1 9 29 22 56 24 86 2 44 12 80 33 119 27 50 10 101 6 154 9 17 17 34 28 49 37 54 49 120 74 178 26 59 37 123 64 182 0 1 1 3 2 4 2-52 10-105 18-157 12-84 34-166 38-251 10-187 14-373 14-560 0-13 0-26-1-39-4-6-13-16-17-21-10-10-30-25-42-32-14-6-25-15-34-26-10-12-18-35-35-39-15-3-30-17-44-23-24-12-49-20-74-26-40-10-78-14-116-32h1c48 24 103 21 154 37 22 7 44 16 65 26 11 5 26 11 35 21 15 16 25 35 45 47 15 9 30 17 44 29 6 4 11 9 16 15-7-71-26-137-51-206-7-18-23-35-32-52-11-20-21-42-31-62-22-40-39-80-56-122 0-1 0-1 0-1 29 75 71 148 117 214 20 32 31 69 43 104 15 41 26 81 31 125 9 83 6 168 13 252 1 18 2 36 3 54 5-5 7-10 13-14 7-5 15-9 24-13 28-14 19-44 19-70 0-16 11-29 18-41 17-28 11-58 5-89-11-50-28-98-26-150 1-26 11-50 13-76 2-27 12-43 23-67 0 0 1 0 0 0-13 26-20 47-22 77 0 12-5 26-8 38-4 18-3 39-1 57 4 56 30 107 35 163 1 15 2 31-7 45-6 9-12 20-17 30-6 13-1 36-1 50 1 10 1 27-8 35-7 6-19 9-27 14-13 6-17 17-29 26-1 0-2 1-3 1 4 69 7 137 10 206 0 8 0 15 0 22 22-8 44-14 64-26 26-15 58-9 87-8-39 0-66 3-101 24-15 9-32 15-49 22 3 75 4 150-7 225-13 82-15 171-12 255 3 83 24 169 50 247 0 2 1 4 1 5 1 1 1 2 2 3-1-20-5-40-7-59-3-23-3-46-5-70-3-21 1-41 4-61 1-8-1-17 3-24 6-10 18-22 19-34 3-45 43-73 62-110 9-17 24-28 32-44 2-3 4-6 5-8-1-16-9-35-11-41-8-28-5-57-14-85-1 0 0-1 0 0 13 35 17 73 28 109 1 3 2 6 3 10 6-6 13-12 20-17 43-31 69-81 72-135 2-39-2-78 20-113 1-2 4 0 3 2-23 40-14 85-16 128-2 38-24 79-47 109-10 14-28 20-39 34-4 5-8 11-12 17 0 1 0 1 0 1 0 3-3 6-6 9-4 5-7 9-10 13-12 14-19 30-30 44-16 19-30 42-38 65-3 7 0 17-3 23-3 8-7 15-12 22-11 18-11 54-10 75 2 42 9 86 17 128 3 22 2 46 4 69s6 46 9 69c10 30 20 62 31 91 16 40 25 86 32 128 4 23 8 45 12 68 4 25 14 49 16 75 3 38 13 78 18 118 5 38 6 76 8 114 11-62 23-125 27-188 2-39 1-77 5-116 3-41 7-82 7-123 1-37 6-72 12-108 8-45 11-88 25-132 5-12 9-25 13-37 0-4 0-7 0-11 0-17-9-33-10-50-3-38-8-75-25-109-9-17-23-45-15-66 4-12 11-20 20-29 20-18 27-39 15-64 0 0 1-1 1 0 8 20 10 38-4 57-13 18-29 26-27 53 1 21 16 42 26 59 15 27 16 60 21 89 2 11 6 22 9 33 17-56 35-113 60-166 14-32 32-62 52-91 0-15 1-27 9-42 10-16 24-30 31-48 7-20 13-40 15-61 5-43 1-86-4-129-2-22-1-44-3-65-1-5-1-10-2-14-7-8-16-15-26-21-13-8-25-15-36-25-14-14-12-25-22-41-11-16-18-34-28-50-14-20-28-40-39-63-8-18-18-37-25-56-8-22-14-44-24-65-1-1 0-1 0-1 16 36 25 73 45 106 4 6 6 15 9 22 7 14 16 26 25 39 10 15 21 29 29 46 6 14 17 23 20 38 4 23 31 36 49 46 6 3 13 7 20 12-4-15-10-29-14-43-14-44-26-90-36-134-4-22-7-44-13-66-6-21-13-41-18-62-5-20-11-39-12-60-1-24-3-49-11-73-12-38-16-75-15-116 0 25 6 47 9 71 2 21 15 40 21 61 6 22 9 43 11 66 3 25 18 56 27 80 16 41 26 82 39 123 2 6 4 12 6 17 3-10 9-15 14-26 5-10 9-20 16-29 28-38 26-88 18-132-7-36-16-71-13-108 2-26-4-54 8-78-10 18-6 36-5 56 1 16-2 33-2 49 1 40 19 78 21 118 2 29 3 55-8 82-4 9-13 24-20 32-5 8-19 35-20 43 0 3-3 4-6 4 5 14 11 29 15 44 9 27 21 54 27 81 10 41 10 86 15 129 5 40 9 82 0 122 17-25 31-52 48-77 25-35 45-72 62-111 23-56 39-116 55-174 19-67 31-137 41-205 9-64 11-132 33-193 5-12 10-25 15-37 3-28 3-57-9-81-19-39-26-84-48-121-23-36-35-79-61-113-9-13-18-25-26-38-11-20-14-45-22-67h1c7 22 14 45 24 66 10 20 28 34 39 53 23 39 47 78 67 117 10 19 15 40 21 59 7 20 19 37 25 57 2 8 3 17 4 26 0-1 1-2 1-3 10-30 12-64 20-95 7-31 4-63 3-94-1-36-2-72-2-108 1-18 0-36-1-54 0-1 0-2 0-3-3-48-10-96-19-145-11-63-11-127-25-189-6-28-13-55-19-83-6-29-9-59-16-88 0-1 1-1 1-1 7 36 14 72 23 107 9 41 23 80 28 121 6 41 10 81 18 121 9 44 19 88 22 133 0 1 0 1 0 2 3-4 4-9 4-15 0-2 1-4 3-5 27-7 13-77 26-93 10-15 18-28 32-38 14-9 33-13 49-17 2 0 3 3 1 4-29 7-50 16-68 41-12 16-13 27-13 46 1 11-5 21-5 33s-2 24-13 31c-5 3-2 10-3 15s-6 10-10 15c1 10 3 19 3 29 0 22 1 45 1 67 1 46 7 93 8 140 1 36-13 73-17 109-5 40-23 77-35 115-14 42-14 91-19 134-4 46-10 91-17 136-12 85-31 171-51 255-9 37-22 74-37 110-16 36-37 68-54 104-16 33-33 64-55 94-26 34-49 65-67 104-12 28-26 54-35 83-5 17-10 34-16 51 0-1 1-1 1-2 8-10 19-17 27-27 11-11 16-25 28-36 10-8 20-14 31-20 16-8 31-28 43-41 22-24 38-49 65-68 30-21 62-36 89-62 21-22 38-51 48-81 0-7-1-15-1-22 0-16 2-32 6-47 12-41 26-82 43-121 6-13 2-30 6-45 5-15 17-27 26-40 8-11 16-22 25-33l1 1c-10 13-19 27-28 40-13 19-23 33-22 57 0 18-9 29-14 45-11 38-29 80-33 120-1 5-1 12-1 18 16-53 34-104 69-148 39-49 94-70 142-109 18-16 36-28 56-40 11-12 19-29 26-46 6-17 15-36 19-53 4-16-11-47-17-63-8-23-17-36-17-61l1-45c0-19 5-37 6-55 0-1 0 0 0 0-3 37-5 72-4 109 0 21 14 40 22 60 5 15 11 30 15 46 2 13-4 25-9 36-7 18-11 36-20 53-2 3-3 6-5 9 30-20 39-52 54-81 9-16 8-31 13-48 3-12 12-22 16-35 11-29 15-60 29-88h1c-13 27-12 57-23 85-4 11-7 22-13 34-7 12 1 28-5 39-7 16-15 31-19 48-1 7-3 15-8 21-21 26-42 44-70 61-22 14-40 35-62 50-29 19-60 37-85 61-49 49-70 112-87 177-15 59-47 108-95 145-26 19-55 32-78 55-10 10-18 24-27 36-13 16-27 30-42 45-9 10-18 15-30 23-13 8-18 22-27 35-14 23-35 46-54 66-22 24-41 51-57 79-10 31-18 63-21 94-3 29-9 57-13 86-4 30-2 61-3 91-2 61-9 121-10 181-1 62-13 123-23 184-5 29-10 58-15 88 12-27 24-54 35-81 13-35 30-69 37-105 7-28 14-55 15-84 0-27 2-51 11-76 5-17 18-37 34-45 26-13 50-30 71-49-1-2-1-3 0-4 11-24 23-39 20-67-2-24-2-47-1-70 1-24 3-49 19-68 2-1 4 1 3 3-23 29-15 80-12 114 1 16 10 34 6 50-1 1-1 2-1 3 13-16 25-34 36-51 16-26 25-54 44-78 14-19 34-36 54-48 19-11 41-24 62-32 12-4 25-7 38-10s30-11 44-13c32-4 63-3 95-3 0 0 1 0 0 0-25 0-50 1-75 4-30 4-61 17-90 26-23 8-47 25-68 37-26 15-48 41-63 68-12 21-19 45-32 67-15 25-32 50-50 73-18 22-40 38-63 54-7 4-14 8-20 13 23-1 47-2 68 7 15 6 28 17 43 25 20 11 45 19 66 27-28-10-56-18-82-33-20-11-36-19-60-21-15 0-30 1-45 1-1 2-3 4-5 6-11 11-14 29-18 43-6 26-1 55-3 81-2 24-9 48-14 72-6 29-20 57-30 85-10 29-21 58-33 86-10 24-21 46-34 69-5 9-2 24-2 35 0 15 0 30 0 45-1 32-10 64-9 96 0 19-1 33-4 49 0 1 0 3 0 5-3 66-2 132-2 199 0 1 0 3 0 4 1 1 1 2 2 4 4 3 8 7 11 10 4 0 7 0 11 0-1 2-1 3-1 5-5-1-9-2-14-2-20-3-40-4-60-2-33-3-66-7-99-9-55-3-108-4-160 0 2-1 5-2 7-3 18-9 41-13 57-24 1-11 3-21 7-30z">
          <text:p/>
        </draw:path>
        <draw:g draw:style-name="gr18">
          <draw:custom-shape draw:style-name="gr19" draw:text-style-name="P6" draw:layer="layout" svg:width="2.01cm" svg:height="0.25cm" svg:x="2.99cm" svg:y="2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2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1" draw:text-style-name="P6" draw:layer="layout" svg:width="3.01cm" svg:height="0.25cm" svg:x="2.99cm" svg:y="3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2" draw:text-style-name="P6" draw:layer="layout" svg:width="4.01cm" svg:height="0.25cm" svg:x="2.99cm" svg:y="4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4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3" draw:text-style-name="P6" draw:layer="layout" svg:width="5.01cm" svg:height="0.25cm" svg:x="2.99cm" svg:y="5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5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4" draw:text-style-name="P6" draw:layer="layout" svg:width="1.01cm" svg:height="0.25cm" svg:x="2.99cm" svg:y="1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1.35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5" draw:layer="layout" svg:width="4.5cm" svg:height="0.25cm" svg:x="4.1cm" svg:y="1.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65cm" svg:height="0.25cm" draw:transform="rotate (-3.14159265358979) translate (10.24cm 1.6cm)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27" draw:text-style-name="P5" draw:layer="layout" svg:width="2.8cm" svg:height="0.25cm" svg:x="5.1cm" svg:y="2.3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0" draw:layer="layout" svg:width="0.85cm" svg:height="0.25cm" draw:transform="rotate (-3.14159265358979) translate (8.74cm 2.6cm)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9" draw:text-style-name="P5" draw:layer="layout" svg:width="1cm" svg:height="0.25cm" svg:x="8.1cm" svg:y="5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2cm" svg:height="0.25cm" draw:transform="rotate (-3.14159265358979) translate (9.29cm 5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custom-shape draw:style-name="gr31" draw:text-style-name="P5" draw:layer="layout" svg:width="1.2cm" svg:height="0.25cm" svg:x="7.1cm" svg:y="4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2cm" svg:height="0.25cm" draw:transform="rotate (-3.14159265358979) translate (8.49cm 4.6cm)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32" draw:text-style-name="P5" draw:layer="layout" svg:width="1.7cm" svg:height="0.25cm" svg:x="6.1cm" svg:y="3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45cm" svg:height="0.25cm" draw:transform="rotate (-3.14159265358979) translate (8.24cm 3.6cm)">
            <text:p/>
            <draw:enhanced-geometry svg:viewBox="0 0 21600 21600" draw:type="rectangle" draw:enhanced-path="M 0 0 L 21600 0 21600 21600 0 21600 0 0 Z N"/>
          </draw:custom-shape>
        </draw:g>
        <draw:line draw:style-name="gr33" draw:text-style-name="P2" draw:layer="layout" svg:x1="8.6cm" svg:y1="1.25cm" svg:x2="8.6cm" svg:y2="1.7cm">
          <text:p/>
        </draw:line>
        <draw:line draw:style-name="gr33" draw:text-style-name="P2" draw:layer="layout" svg:x1="7.9cm" svg:y1="2.25cm" svg:x2="7.9cm" svg:y2="2.7cm">
          <text:p/>
        </draw:line>
        <draw:line draw:style-name="gr33" draw:text-style-name="P2" draw:layer="layout" svg:x1="7.8cm" svg:y1="3.25cm" svg:x2="7.8cm" svg:y2="3.7cm">
          <text:p/>
        </draw:line>
        <draw:line draw:style-name="gr33" draw:text-style-name="P2" draw:layer="layout" svg:x1="8.3cm" svg:y1="4.25cm" svg:x2="8.3cm" svg:y2="4.7cm">
          <text:p/>
        </draw:line>
        <draw:line draw:style-name="gr33" draw:text-style-name="P2" draw:layer="layout" svg:x1="9.1cm" svg:y1="5.25cm" svg:x2="9.1cm" svg:y2="5.7cm">
          <text:p/>
        </draw:line>
        <draw:line draw:style-name="gr33" draw:text-style-name="P2" draw:layer="layout" svg:x1="3cm" svg:y1="1.25cm" svg:x2="3cm" svg:y2="1.7cm">
          <text:p/>
        </draw:line>
        <draw:line draw:style-name="gr33" draw:text-style-name="P2" draw:layer="layout" svg:x1="3cm" svg:y1="2.25cm" svg:x2="3cm" svg:y2="2.7cm">
          <text:p/>
        </draw:line>
        <draw:line draw:style-name="gr33" draw:text-style-name="P2" draw:layer="layout" svg:x1="3cm" svg:y1="3.25cm" svg:x2="3cm" svg:y2="3.7cm">
          <text:p/>
        </draw:line>
        <draw:line draw:style-name="gr33" draw:text-style-name="P2" draw:layer="layout" svg:x1="3cm" svg:y1="4.25cm" svg:x2="3cm" svg:y2="4.7cm">
          <text:p/>
        </draw:line>
        <draw:line draw:style-name="gr33" draw:text-style-name="P2" draw:layer="layout" svg:x1="3cm" svg:y1="5.25cm" svg:x2="3cm" svg:y2="5.7cm">
          <text:p/>
        </draw:line>
      </draw:page>
      <draw:page draw:name="page3" draw:style-name="dp1" draw:master-page-name="Default">
        <draw:g draw:style-name="gr8">
          <draw:custom-shape draw:style-name="gr34" draw:text-style-name="P5" draw:layer="layout" svg:width="2.4cm" svg:height="0.1cm" draw:transform="rotate (1.5707963267949) translate (14.15cm 5.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2.05cm" svg:height="0.1cm" svg:x="12.2cm" svg:y="2.8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5cm" svg:height="0.1cm" draw:transform="rotate (1.5707963267949) translate (13.147cm 5.3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1cm" svg:height="0.1cm" svg:x="12.2cm" svg:y="0.75cm">
            <text:p/>
            <draw:enhanced-geometry svg:viewBox="0 0 21600 21600" draw:type="rectangle" draw:enhanced-path="M 0 0 L 21600 0 21600 21600 0 21600 0 0 Z N"/>
          </draw:custom-shape>
          <draw:path draw:style-name="gr36" draw:text-style-name="P2" draw:layer="layout" svg:width="3.599cm" svg:height="3.999cm" draw:transform="rotate (-1.5707963267949) translate (17.2cm 0.75cm)" svg:viewBox="0 0 3600 4000" svg:d="M0 4000c2850 0 3600-4000 3600-4000">
            <text:p/>
          </draw:path>
          <draw:line draw:style-name="gr37" draw:text-style-name="P2" draw:layer="layout" svg:x1="12.2cm" svg:y1="0.3cm" svg:x2="12.2cm" svg:y2="5.3cm">
            <text:p/>
          </draw:line>
          <draw:line draw:style-name="gr38" draw:text-style-name="P2" draw:layer="layout" svg:x1="17.7cm" svg:y1="5.3cm" svg:x2="12.2cm" svg:y2="5.3cm">
            <text:p/>
          </draw:line>
          <draw:custom-shape draw:style-name="gr39" draw:text-style-name="P7" draw:layer="layout" svg:width="0.2cm" svg:height="0.2cm" svg:x="13.097cm" svg:y="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7" draw:layer="layout" svg:width="0.2cm" svg:height="0.2cm" svg:x="14.1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7" draw:layer="layout" svg:width="0.2cm" svg:height="0.2cm" svg:x="15.1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7" draw:layer="layout" svg:width="0.2cm" svg:height="0.2cm" svg:x="16.1cm" svg:y="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7" draw:layer="layout" svg:width="0.2cm" svg:height="0.2cm" svg:x="17.1cm" svg:y="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7" draw:text-style-name="P8" draw:layer="layout" svg:width="1.913cm" svg:height="3.42cm" svg:x="0.036cm" svg:y="1.279cm" svg:viewBox="0 0 1914 3421" svg:d="M816 3285c4-11 7-23 10-35 5-20 6-39 10-58 0-17 2-36 2-53 1-18 4-36 4-55 0-11-7-31-9-45-6-47-3-95-6-142-3-43-2-85-4-128-1-43-14-85-14-127 1-35-11-67-16-102-6-42-14-83-22-125-11-62-30-122-49-181-36-22-66-50-102-74-16-11-37-19-57-25-19-6-39-5-59-12-38-13-71-39-108-56s-79-12-116-30c-36-19-56-45-84-72-13-12-22-24-29-40-7-15-54 14-62 18-21 12-40 27-57 43s-29 38-45 55c-2 1-4-1-3-2 16-18 28-39 44-57 14-16 32-29 49-41 14-9 58-42 77-29 12 8 18 28 29 39 16 17 33 36 51 51 44 33 93 31 143 43 26 7 49 20 72 33-7-14-14-23-27-33-34-24-59-61-77-98-9-16-22-26-33-40-7-8-12-17-18-26-7-12-18-19-28-28-30-29-50-68-80-97 0-1 0-1 0-1 27 29 50 61 77 89 12 12 25 20 35 34 6 9 11 17 18 26 5 5 13 9 18 15 28 35 46 73 78 105 11 11 26 16 36 28 9 12 13 29 25 39 10 5 20 9 31 13 22 6 45 4 67 11 20 7 39 16 57 27 21 13 38 28 57 43 2 2 5 3 7 5-1-2-1-4-2-5-21-67-38-134-50-203-3-7-6-14-10-21-16-31-33-63-50-94-31-55-34-123-52-182-9-31-21-60-26-92-3-18-9-35-16-51-7-18-13-39-23-55-16-26-24-54-38-80-7-13-17-24-25-36-9-13-15-28-21-43-8-17-15-35-23-52-19 2-37 6-56 0-30-9-59-22-87-37-27-15-63-3-92 1-27 4-54 9-81 16 21-5 41-11 63-15 26-5 55-13 82-12 27 2 47 17 73 26 17 6 34 14 52 17 16 3 29 0 43-2-4-9-8-19-12-28-13-27-29-52-39-80-6-15-7-32-14-47-5-13-15-24-21-37-16-31-26-65-42-97-13-25-25-51-38-77-14-30-27-63-46-90 0 0 1-1 1 0 16 25 30 53 44 80 13 26 26 51 40 77s30 51 40 79c10 30 32 53 39 84 8 30 25 57 40 85 10 15 18 32 26 48 2 1 3 3 2 5 6 13 12 26 18 38 7 15 14 29 22 43 7 14 19 24 28 36 3 5 6 10 9 15 4-18 9-37 9-55 1-17 4-36-1-52-5-15-14-28-19-42-10-28-18-56-21-86-1-18 1-35-4-54-5-17-11-34-16-50-1-1 0-1 0-1 9 29 22 56 24 86 2 44 12 80 33 119 27 50 10 101 6 154 9 17 17 34 28 49 37 54 49 120 74 178 26 59 37 123 64 182 0 1 1 3 2 4 2-52 10-105 18-157 12-84 34-166 38-251 10-187 14-373 14-560 0-13 0-26-1-39-4-6-13-16-17-21-10-10-30-25-42-32-14-6-25-15-34-26-10-12-18-35-35-39-15-3-30-17-44-23-24-12-49-20-74-26-40-10-78-14-116-32h1c48 24 103 21 154 37 22 7 44 16 65 26 11 5 26 11 35 21 15 16 25 35 45 47 15 9 30 17 44 29 6 4 11 9 16 15-7-71-26-137-51-206-7-18-23-35-32-52-11-20-21-42-31-62-22-40-39-80-56-122 0-1 0-1 0-1 29 75 71 148 117 214 20 32 31 69 43 104 15 41 26 81 31 125 9 83 6 168 13 252 1 18 2 36 3 54 5-5 7-10 13-14 7-5 15-9 24-13 28-14 19-44 19-70 0-16 11-29 18-41 17-28 11-58 5-89-11-50-28-98-26-150 1-26 11-50 13-76 2-27 12-43 23-67 0 0 1 0 0 0-13 26-20 47-22 77 0 12-5 26-8 38-4 18-3 39-1 57 4 56 30 107 35 163 1 15 2 31-7 45-6 9-12 20-17 30-6 13-1 36-1 50 1 10 1 27-8 35-7 6-19 9-27 14-13 6-17 17-29 26-1 0-2 1-3 1 4 69 7 137 10 206 0 8 0 15 0 22 22-8 44-14 64-26 26-15 58-9 87-8-39 0-66 3-101 24-15 9-32 15-49 22 3 75 4 150-7 225-13 82-15 171-12 255 3 83 24 169 50 247 0 2 1 4 1 5 1 1 1 2 2 3-1-20-5-40-7-59-3-23-3-46-5-70-3-21 1-41 4-61 1-8-1-17 3-24 6-10 18-22 19-34 3-45 43-73 62-110 9-17 24-28 32-44 2-3 4-6 5-8-1-16-9-35-11-41-8-28-5-57-14-85-1 0 0-1 0 0 13 35 17 73 28 109 1 3 2 6 3 10 6-6 13-12 20-17 43-31 69-81 72-135 2-39-2-78 20-113 1-2 4 0 3 2-23 40-14 85-16 128-2 38-24 79-47 109-10 14-28 20-39 34-4 5-8 11-12 17 0 1 0 1 0 1 0 3-3 6-6 9-4 5-7 9-10 13-12 14-19 30-30 44-16 19-30 42-38 65-3 7 0 17-3 23-3 8-7 15-12 22-11 18-11 54-10 75 2 42 9 86 17 128 3 22 2 46 4 69s6 46 9 69c10 30 20 62 31 91 16 40 25 86 32 128 4 23 8 45 12 68 4 25 14 49 16 75 3 38 13 78 18 118 5 38 6 76 8 114 11-62 23-125 27-188 2-39 1-77 5-116 3-41 7-82 7-123 1-37 6-72 12-108 8-45 11-88 25-132 5-12 9-25 13-37 0-4 0-7 0-11 0-17-9-33-10-50-3-38-8-75-25-109-9-17-23-45-15-66 4-12 11-20 20-29 20-18 27-39 15-64 0 0 1-1 1 0 8 20 10 38-4 57-13 18-29 26-27 53 1 21 16 42 26 59 15 27 16 60 21 89 2 11 6 22 9 33 17-56 35-113 60-166 14-32 32-62 52-91 0-15 1-27 9-42 10-16 24-30 31-48 7-20 13-40 15-61 5-43 1-86-4-129-2-22-1-44-3-65-1-5-1-10-2-14-7-8-16-15-26-21-13-8-25-15-36-25-14-14-12-25-22-41-11-16-18-34-28-50-14-20-28-40-39-63-8-18-18-37-25-56-8-22-14-44-24-65-1-1 0-1 0-1 16 36 25 73 45 106 4 6 6 15 9 22 7 14 16 26 25 39 10 15 21 29 29 46 6 14 17 23 20 38 4 23 31 36 49 46 6 3 13 7 20 12-4-15-10-29-14-43-14-44-26-90-36-134-4-22-7-44-13-66-6-21-13-41-18-62-5-20-11-39-12-60-1-24-3-49-11-73-12-38-16-75-15-116 0 25 6 47 9 71 2 21 15 40 21 61 6 22 9 43 11 66 3 25 18 56 27 80 16 41 26 82 39 123 2 6 4 12 6 17 3-10 9-15 14-26 5-10 9-20 16-29 28-38 26-88 18-132-7-36-16-71-13-108 2-26-4-54 8-78-10 18-6 36-5 56 1 16-2 33-2 49 1 40 19 78 21 118 2 29 3 55-8 82-4 9-13 24-20 32-5 8-19 35-20 43 0 3-3 4-6 4 5 14 11 29 15 44 9 27 21 54 27 81 10 41 10 86 15 129 5 40 9 82 0 122 17-25 31-52 48-77 25-35 45-72 62-111 23-56 39-116 55-174 19-67 31-137 41-205 9-64 11-132 33-193 5-12 10-25 15-37 3-28 3-57-9-81-19-39-26-84-48-121-23-36-35-79-61-113-9-13-18-25-26-38-11-20-14-45-22-67h1c7 22 14 45 24 66 10 20 28 34 39 53 23 39 47 78 67 117 10 19 15 40 21 59 7 20 19 37 25 57 2 8 3 17 4 26 0-1 1-2 1-3 10-30 12-64 20-95 7-31 4-63 3-94-1-36-2-72-2-108 1-18 0-36-1-54 0-1 0-2 0-3-3-48-10-96-19-145-11-63-11-127-25-189-6-28-13-55-19-83-6-29-9-59-16-88 0-1 1-1 1-1 7 36 14 72 23 107 9 41 23 80 28 121 6 41 10 81 18 121 9 44 19 88 22 133 0 1 0 1 0 2 3-4 4-9 4-15 0-2 1-4 3-5 27-7 13-77 26-93 10-15 18-28 32-38 14-9 33-13 49-17 2 0 3 3 1 4-29 7-50 16-68 41-12 16-13 27-13 46 1 11-5 21-5 33s-2 24-13 31c-5 3-2 10-3 15s-6 10-10 15c1 10 3 19 3 29 0 22 1 45 1 67 1 46 7 93 8 140 1 36-13 73-17 109-5 40-23 77-35 115-14 42-14 91-19 134-4 46-10 91-17 136-12 85-31 171-51 255-9 37-22 74-37 110-16 36-37 68-54 104-16 33-33 64-55 94-26 34-49 65-67 104-12 28-26 54-35 83-5 17-10 34-16 51 0-1 1-1 1-2 8-10 19-17 27-27 11-11 16-25 28-36 10-8 20-14 31-20 16-8 31-28 43-41 22-24 38-49 65-68 30-21 62-36 89-62 21-22 38-51 48-81 0-7-1-15-1-22 0-16 2-32 6-47 12-41 26-82 43-121 6-13 2-30 6-45 5-15 17-27 26-40 8-11 16-22 25-33l1 1c-10 13-19 27-28 40-13 19-23 33-22 57 0 18-9 29-14 45-11 38-29 80-33 120-1 5-1 12-1 18 16-53 34-104 69-148 39-49 94-70 142-109 18-16 36-28 56-40 11-12 19-29 26-46 6-17 15-36 19-53 4-16-11-47-17-63-8-23-17-36-17-61l1-45c0-19 5-37 6-55 0-1 0 0 0 0-3 37-5 72-4 109 0 21 14 40 22 60 5 15 11 30 15 46 2 13-4 25-9 36-7 18-11 36-20 53-2 3-3 6-5 9 30-20 39-52 54-81 9-16 8-31 13-48 3-12 12-22 16-35 11-29 15-60 29-88h1c-13 27-12 57-23 85-4 11-7 22-13 34-7 12 1 28-5 39-7 16-15 31-19 48-1 7-3 15-8 21-21 26-42 44-70 61-22 14-40 35-62 50-29 19-60 37-85 61-49 49-70 112-87 177-15 59-47 108-95 145-26 19-55 32-78 55-10 10-18 24-27 36-13 16-27 30-42 45-9 10-18 15-30 23-13 8-18 22-27 35-14 23-35 46-54 66-22 24-41 51-57 79-10 31-18 63-21 94-3 29-9 57-13 86-4 30-2 61-3 91-2 61-9 121-10 181-1 62-13 123-23 184-5 29-10 58-15 88 12-27 24-54 35-81 13-35 30-69 37-105 7-28 14-55 15-84 0-27 2-51 11-76 5-17 18-37 34-45 26-13 50-30 71-49-1-2-1-3 0-4 11-24 23-39 20-67-2-24-2-47-1-70 1-24 3-49 19-68 2-1 4 1 3 3-23 29-15 80-12 114 1 16 10 34 6 50-1 1-1 2-1 3 13-16 25-34 36-51 16-26 25-54 44-78 14-19 34-36 54-48 19-11 41-24 62-32 12-4 25-7 38-10s30-11 44-13c32-4 63-3 95-3 0 0 1 0 0 0-25 0-50 1-75 4-30 4-61 17-90 26-23 8-47 25-68 37-26 15-48 41-63 68-12 21-19 45-32 67-15 25-32 50-50 73-18 22-40 38-63 54-7 4-14 8-20 13 23-1 47-2 68 7 15 6 28 17 43 25 20 11 45 19 66 27-28-10-56-18-82-33-20-11-36-19-60-21-15 0-30 1-45 1-1 2-3 4-5 6-11 11-14 29-18 43-6 26-1 55-3 81-2 24-9 48-14 72-6 29-20 57-30 85-10 29-21 58-33 86-10 24-21 46-34 69-5 9-2 24-2 35 0 15 0 30 0 45-1 32-10 64-9 96 0 19-1 33-4 49 0 1 0 3 0 5-3 66-2 132-2 199 0 1 0 3 0 4 1 1 1 2 2 4 4 3 8 7 11 10 4 0 7 0 11 0-1 2-1 3-1 5-5-1-9-2-14-2-20-3-40-4-60-2-33-3-66-7-99-9-55-3-108-4-160 0 2-1 5-2 7-3 18-9 41-13 57-24 1-11 3-21 7-30z">
          <text:p/>
        </draw:path>
        <draw:g draw:style-name="gr8">
          <draw:custom-shape draw:style-name="gr19" draw:text-style-name="P6" draw:layer="layout" svg:width="2.01cm" svg:height="0.25cm" svg:x="3.19cm" svg:y="2.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45cm" svg:y="2.6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1" draw:text-style-name="P6" draw:layer="layout" svg:width="3.01cm" svg:height="0.25cm" svg:x="3.19cm" svg:y="3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4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2" draw:text-style-name="P6" draw:layer="layout" svg:width="4.01cm" svg:height="0.25cm" svg:x="3.19cm" svg:y="4.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45cm" svg:y="4.0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3" draw:text-style-name="P6" draw:layer="layout" svg:width="5.01cm" svg:height="0.25cm" svg:x="3.19cm" svg:y="4.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45cm" svg:y="4.7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4" draw:text-style-name="P6" draw:layer="layout" svg:width="1.01cm" svg:height="0.25cm" svg:x="3.19cm" svg:y="1.9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45cm" svg:y="1.9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40" draw:text-style-name="P5" draw:layer="layout" svg:width="2.4cm" svg:height="0.25cm" svg:x="5.2cm" svg:y="2.6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01cm" svg:height="0.25cm" draw:transform="rotate (-3.14159265358979) translate (8.6cm 2.9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7.6cm" svg:y1="2.55cm" svg:x2="7.6cm" svg:y2="3cm">
            <text:p/>
          </draw:line>
          <draw:line draw:style-name="gr33" draw:text-style-name="P2" draw:layer="layout" svg:x1="5.2cm" svg:y1="2.55cm" svg:x2="5.2cm" svg:y2="3cm">
            <text:p/>
          </draw:line>
        </draw:g>
        <draw:g draw:style-name="gr8">
          <draw:g draw:style-name="gr8">
            <draw:custom-shape draw:style-name="gr32" draw:text-style-name="P5" draw:layer="layout" svg:width="1.7cm" svg:height="0.25cm" svg:x="6.2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45cm" svg:height="0.25cm" draw:transform="rotate (-3.14159265358979) translate (8.34cm 3.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7.9cm" svg:y1="3.25cm" svg:x2="7.9cm" svg:y2="3.7cm">
            <text:p/>
          </draw:line>
          <draw:line draw:style-name="gr33" draw:text-style-name="P2" draw:layer="layout" svg:x1="6.2cm" svg:y1="3.25cm" svg:x2="6.2cm" svg:y2="3.7cm">
            <text:p/>
          </draw:line>
        </draw:g>
        <draw:g draw:style-name="gr8">
          <draw:g draw:style-name="gr8">
            <draw:custom-shape draw:style-name="gr31" draw:text-style-name="P5" draw:layer="layout" svg:width="1.2cm" svg:height="0.25cm" svg:x="7.2cm" svg:y="4.0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2cm" svg:height="0.25cm" draw:transform="rotate (-3.14159265358979) translate (8.59cm 4.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8.4cm" svg:y1="3.95cm" svg:x2="8.4cm" svg:y2="4.4cm">
            <text:p/>
          </draw:line>
          <draw:line draw:style-name="gr33" draw:text-style-name="P2" draw:layer="layout" svg:x1="7.2cm" svg:y1="3.95cm" svg:x2="7.2cm" svg:y2="4.4cm">
            <text:p/>
          </draw:line>
        </draw:g>
        <draw:g draw:style-name="gr8">
          <draw:custom-shape draw:style-name="gr29" draw:text-style-name="P5" draw:layer="layout" svg:width="1cm" svg:height="0.25cm" svg:x="8.2cm" svg:y="4.7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2cm" svg:height="0.25cm" draw:transform="rotate (-3.14159265358979) translate (9.39cm 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" draw:layer="layout" svg:x1="9.2cm" svg:y1="4.65cm" svg:x2="9.2cm" svg:y2="5.1cm">
            <text:p/>
          </draw:line>
          <draw:line draw:style-name="gr33" draw:text-style-name="P2" draw:layer="layout" svg:x1="8.2cm" svg:y1="4.65cm" svg:x2="8.2cm" svg:y2="5.1cm">
            <text:p/>
          </draw:line>
        </draw:g>
        <draw:line draw:style-name="gr33" draw:text-style-name="P2" draw:layer="layout" svg:x1="3.2cm" svg:y1="1.85cm" svg:x2="3.2cm" svg:y2="2.3cm">
          <text:p/>
        </draw:line>
        <draw:line draw:style-name="gr33" draw:text-style-name="P2" draw:layer="layout" svg:x1="3.2cm" svg:y1="2.55cm" svg:x2="3.2cm" svg:y2="3cm">
          <text:p/>
        </draw:line>
        <draw:line draw:style-name="gr33" draw:text-style-name="P2" draw:layer="layout" svg:x1="3.2cm" svg:y1="3.25cm" svg:x2="3.2cm" svg:y2="3.7cm">
          <text:p/>
        </draw:line>
        <draw:line draw:style-name="gr33" draw:text-style-name="P2" draw:layer="layout" svg:x1="3.2cm" svg:y1="3.95cm" svg:x2="3.2cm" svg:y2="4.4cm">
          <text:p/>
        </draw:line>
        <draw:line draw:style-name="gr33" draw:text-style-name="P2" draw:layer="layout" svg:x1="3.2cm" svg:y1="4.65cm" svg:x2="3.2cm" svg:y2="5.1cm">
          <text:p/>
        </draw:line>
        <draw:g draw:style-name="gr8">
          <draw:custom-shape draw:style-name="gr25" draw:text-style-name="P5" draw:layer="layout" svg:width="4.5cm" svg:height="0.25cm" svg:x="4.2cm" svg:y="1.9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65cm" svg:height="0.25cm" draw:transform="rotate (-3.14159265358979) translate (10.34cm 2.2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8.7cm" svg:y1="1.85cm" svg:x2="8.7cm" svg:y2="2.3cm">
            <text:p/>
          </draw:line>
          <draw:custom-shape draw:style-name="gr42" draw:text-style-name="P2" draw:layer="layout" svg:width="0.15cm" svg:height="2.6cm" draw:transform="rotate (1.5707963267949) translate (7.75cm 1.7cm)">
            <text:p/>
            <draw:enhanced-geometry svg:viewBox="0 0 21600 21600" draw:glue-points="0 0 0 21600 21600 10800" draw:text-areas="0 ?f3 15150 ?f4" draw:type="right-bracket" draw:modifiers="1756.01954686806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right $0" draw:handle-position-x="right" draw:handle-position-y="$0"/>
            </draw:enhanced-geometry>
          </draw:custom-shape>
          <draw:line draw:style-name="gr33" draw:text-style-name="P2" draw:layer="layout" svg:x1="4.2cm" svg:y1="1.85cm" svg:x2="4.2cm" svg:y2="2.3cm">
            <text:p/>
          </draw:line>
          <draw:frame draw:style-name="gr43" draw:text-style-name="P12" draw:layer="layout" svg:width="3.2cm" svg:height="0.526cm" svg:x="7.45cm" svg:y="1.001cm">
            <draw:text-box>
              <text:p text:style-name="P11"><text:span text:style-name="T1">More scattered budburst</text:span></text:p>
            </draw:text-box>
          </draw:frame>
        </draw:g>
        <draw:frame draw:style-name="gr44" draw:text-style-name="P14" draw:layer="layout" svg:width="2.45cm" svg:height="0.801cm" svg:x="3.3cm" svg:y="5.777cm">
          <draw:text-box>
            <text:p text:style-name="P13">Start of ‘<text:span text:style-name="T2">chilling</text:span>’</text:p>
            <text:p text:style-name="P13">conditions</text:p>
          </draw:text-box>
        </draw:frame>
        <draw:frame draw:style-name="gr45" draw:text-style-name="P16" draw:layer="layout" svg:width="2.25cm" svg:height="0.801cm" svg:x="5.8cm" svg:y="5.777cm">
          <draw:text-box>
            <text:p text:style-name="P15"><text:span text:style-name="T3">Start of </text:span><text:span text:style-name="T4">forcing</text:span><text:span text:style-name="T3"> conditions</text:span></text:p>
          </draw:text-box>
        </draw:frame>
        <draw:line draw:style-name="gr37" draw:text-style-name="P2" draw:layer="layout" svg:x1="11.25cm" svg:y1="5.3cm" svg:x2="2.25cm" svg:y2="5.3cm">
          <text:p/>
        </draw:line>
        <draw:frame draw:style-name="gr46" draw:text-style-name="P18" draw:layer="layout" svg:width="2.5cm" svg:height="0.965cm" svg:x="-0.1cm" svg:y="4.647cm">
          <draw:text-box>
            <text:p text:style-name="P17"><text:span text:style-name="T5">Dormant individual from field or greenhouse</text:span></text:p>
          </draw:text-box>
        </draw:frame>
        <draw:polyline draw:style-name="gr47" draw:text-style-name="P2" draw:layer="layout" svg:width="0.499cm" svg:height="0.549cm" svg:x="3.2cm" svg:y="5.3cm" svg:viewBox="0 0 500 550" draw:points="500,550 0,100 0,100 0,0">
          <text:p/>
        </draw:polyline>
        <draw:polyline draw:style-name="gr47" draw:text-style-name="P2" draw:layer="layout" svg:width="0.499cm" svg:height="0.549cm" svg:x="7.7cm" svg:y="5.3cm" svg:viewBox="0 0 500 550" draw:points="0,550 500,100 500,100 500,0">
          <text:p/>
        </draw:polyline>
        <draw:g draw:style-name="gr48">
          <draw:path draw:style-name="gr49" draw:text-style-name="P19" draw:layer="layout" svg:width="0.384cm" svg:height="0.239cm" svg:x="3.634cm" svg:y="1.314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20" draw:layer="layout" svg:width="0.449cm" svg:height="0.602cm" svg:x="3.6cm" svg:y="0.973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21" draw:layer="layout" svg:width="0.134cm" svg:height="0.786cm" draw:transform="rotate (0.191986217719376) translate (3.66620991253601cm 0.756011159607377cm)" svg:viewBox="0 0 135 787" svg:d="M24 631v152l-24 4c0-36 1-160 10-194 9-36 24-72 39-105 14-29 34-54 48-83 16-36 27-77 23-115-3-32-3-67-12-98-13-35-22-78-41-111-17-28-33-54-53-81h1c24 33 49 65 69 100 8 16 13 39 19 56 7 15 13 30 18 45 8 28 11 61 13 89 3 29 0 62-9 92-12 37-35 66-49 101-10 26-21 51-28 76 0-1 1-2 2-2z">
            <text:p/>
          </draw:path>
          <draw:path draw:style-name="gr52" draw:text-style-name="P22" draw:layer="layout" svg:width="-0.001cm" svg:height="0cm" svg:x="3.821cm" svg:y="1.296cm" svg:viewBox="0 0 0 1" svg:d="M0 1v-1z">
            <text:p/>
          </draw:path>
        </draw:g>
        <draw:path draw:style-name="gr53" draw:text-style-name="P2" draw:layer="layout" svg:width="0.921cm" svg:height="1.152cm" draw:transform="skewX (-0.15707963267949) rotate (0.913330797568633) translate (1.75021092242705cm 1.43409043044104cm)" svg:viewBox="0 0 922 1153" svg:d="M0 0c838 0 922 1153 922 1153">
          <text:p/>
        </draw:path>
        <draw:frame draw:style-name="gr43" draw:text-style-name="P12" draw:layer="layout" svg:width="1.5cm" svg:height="0.526cm" svg:x="1.7cm" svg:y="0.5cm">
          <draw:text-box>
            <text:p text:style-name="P11"><text:span text:style-name="T1">Cuttings</text:span></text:p>
          </draw:text-box>
        </draw:frame>
        <draw:g draw:style-name="gr48">
          <draw:path draw:style-name="gr54" draw:text-style-name="P7" draw:layer="layout" svg:width="0.449cm" svg:height="0.602cm" svg:x="3.4cm" svg:y="1.097cm" svg:viewBox="0 0 450 603" svg:d="M45 603h360c26 0 45-17 45-41 0-22-8-37-10-38l-147-292v-192c14-15 18-25 15-32 0-3-2-8-10-8h-3-6-9-110-10-7-1c-8 0-10 5-11 8-3 7 2 17 15 32v192l-147 292c-1 1-9 16-9 38 0 24 18 41 45 41z">
            <text:p/>
          </draw:path>
          <draw:path draw:style-name="gr49" draw:text-style-name="P19" draw:layer="layout" svg:width="0.384cm" svg:height="0.239cm" svg:x="3.434cm" svg:y="1.437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20" draw:layer="layout" svg:width="0.449cm" svg:height="0.602cm" svg:x="3.4cm" svg:y="1.096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21" draw:layer="layout" svg:width="0.134cm" svg:height="0.786cm" draw:transform="rotate (-0.191986217719376) translate (3.64322603596718cm 0.85324331829688cm)" svg:viewBox="0 0 135 787" svg:d="M111 631v152l24 4c0-36-1-160-10-194-9-36-23-72-39-105-14-29-33-54-48-83-16-36-27-77-23-115 3-32 3-67 12-98 13-35 22-78 41-111 17-28 34-54 53-81h-1c-24 33-49 65-69 100-8 16-13 39-19 56-7 15-13 30-18 45-8 28-10 61-13 89-3 29 0 62 9 92 12 37 35 66 49 101 10 26 21 51 28 76 0-1-1-2-2-2z">
            <text:p/>
          </draw:path>
          <draw:path draw:style-name="gr55" draw:text-style-name="P22" draw:layer="layout" svg:width="0.09cm" svg:height="0.096cm" draw:transform="skewX (0.258134196369961) rotate (1.04475409024381) translate (3.54525500630501cm 0.998556420343724cm)" svg:viewBox="0 0 91 97" svg:d="M6 97c11-17 21-36 35-50 16-16 32-32 50-47h-1c-22 19-45 37-64 58-8 9-15 24-22 34-1 2-3 4-4 5z">
            <text:p/>
          </draw:path>
        </draw:g>
        <draw:polyline draw:style-name="gr47" draw:text-style-name="P2" draw:layer="layout" svg:width="0.499cm" svg:height="0.549cm" svg:x="9.2cm" svg:y="5.3cm" svg:viewBox="0 0 500 550" draw:points="500,550 0,100 0,100 0,0">
          <text:p/>
        </draw:polyline>
        <draw:g draw:style-name="gr48">
          <draw:path draw:style-name="gr13" draw:text-style-name="P4" draw:layer="layout" svg:width="0.33cm" svg:height="1.091cm" svg:x="9.622cm" svg:y="4.056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path draw:style-name="gr56" draw:text-style-name="P23" draw:layer="layout" svg:width="0.104cm" svg:height="0.107cm" svg:x="9.7cm" svg:y="4.21cm" svg:viewBox="0 0 105 108" svg:d="M85 92c-10 42-83-2-85-92 71 10 141 68 85 92z">
            <text:p/>
          </draw:path>
          <draw:path draw:style-name="gr57" draw:text-style-name="P24" draw:layer="layout" svg:width="0.092cm" svg:height="0.096cm" svg:x="9.701cm" svg:y="4.214cm" svg:viewBox="0 0 93 97" svg:d="M92 97c-3 3-45-42-92-97 44 40 96 94 92 97z">
            <text:p/>
          </draw:path>
          <draw:path draw:style-name="gr56" draw:text-style-name="P23" draw:layer="layout" svg:width="0.136cm" svg:height="0.078cm" svg:x="9.843cm" svg:y="4.173cm" svg:viewBox="0 0 137 79" svg:d="M137 52c-64 38-161 39-132-20-20-40 70-52 132 20z">
            <text:p/>
          </draw:path>
          <draw:path draw:style-name="gr57" draw:text-style-name="P24" draw:layer="layout" svg:width="0.122cm" svg:height="0.017cm" svg:x="9.852cm" svg:y="4.207cm" svg:viewBox="0 0 123 18" svg:d="M123 18c-54-5-124-13-123-17s58 3 123 17z">
            <text:p/>
          </draw:path>
          <draw:path draw:style-name="gr56" draw:text-style-name="P23" draw:layer="layout" svg:width="0.071cm" svg:height="0.104cm" svg:x="9.83cm" svg:y="4.018cm" svg:viewBox="0 0 72 105" svg:d="M7 0c53 27 93 94 40 97-20 30-65-26-40-97z">
            <text:p/>
          </draw:path>
          <draw:path draw:style-name="gr57" draw:text-style-name="P24" draw:layer="layout" svg:width="0.041cm" svg:height="0.095cm" svg:x="9.838cm" svg:y="4.018cm" svg:viewBox="0 0 42 96" svg:d="M0 0c21 41 45 95 42 96-4 1-23-44-42-96z">
            <text:p/>
          </draw:path>
          <draw:path draw:style-name="gr56" draw:text-style-name="P23" draw:layer="layout" svg:width="0.149cm" svg:height="0.149cm" svg:x="9.5cm" svg:y="4.59cm" svg:viewBox="0 0 150 150" svg:d="M125 124c62-8 5-112-125-124 6 97 83 199 125 124z">
            <text:p/>
          </draw:path>
          <draw:path draw:style-name="gr57" draw:text-style-name="P24" draw:layer="layout" svg:width="0.123cm" svg:height="0.126cm" svg:x="9.505cm" svg:y="4.59cm" svg:viewBox="0 0 124 127" svg:d="M0 0c51 58 120 131 124 127 3-5-53-64-124-127z">
            <text:p/>
          </draw:path>
          <draw:path draw:style-name="gr56" draw:text-style-name="P23" draw:layer="layout" svg:width="0.159cm" svg:height="0.09cm" svg:x="9.776cm" svg:y="4.358cm" svg:viewBox="0 0 160 91" svg:d="M160 59c-74 45-188 45-154-22-24-46 81-60 154 22z">
            <text:p/>
          </draw:path>
          <draw:path draw:style-name="gr57" draw:text-style-name="P24" draw:layer="layout" svg:width="0.143cm" svg:height="0.019cm" svg:x="9.787cm" svg:y="4.397cm" svg:viewBox="0 0 144 20" svg:d="M144 20c-64-4-145-14-144-18 1-6 67 3 144 18z">
            <text:p/>
          </draw:path>
          <draw:path draw:style-name="gr56" draw:text-style-name="P23" draw:layer="layout" svg:width="0.069cm" svg:height="0.069cm" draw:transform="rotate (-0.715584993317675) translate (9.66695914260613cm 4.67827443140615cm)" svg:viewBox="0 0 70 70" svg:d="M58 58c29-4 3-53-58-58 3 45 39 93 58 58z">
            <text:p/>
          </draw:path>
          <draw:path draw:style-name="gr57" draw:text-style-name="P24" draw:layer="layout" svg:width="0.057cm" svg:height="0.058cm" draw:transform="rotate (-0.715584993317675) translate (9.6687579484672cm 4.67983810948508cm)" svg:viewBox="0 0 58 59" svg:d="M0 0c24 27 56 61 58 59 1-2-25-29-58-59z">
            <text:p/>
          </draw:path>
          <draw:path draw:style-name="gr56" draw:text-style-name="P23" draw:layer="layout" svg:width="0.094cm" svg:height="0.092cm" draw:transform="skewX (-0.0722566310325652) rotate (2.75762021815104) translate (9.70463089257186cm 4.88257578735628cm)" svg:viewBox="0 0 95 93" svg:d="M16 77c-39-6-3-70 79-77-4 60-53 124-79 77z">
            <text:p/>
          </draw:path>
          <draw:path draw:style-name="gr57" draw:text-style-name="P24" draw:layer="layout" svg:width="0.08cm" svg:height="0.078cm" draw:transform="skewX (-0.110653874576441) rotate (2.75203516454466) translate (9.69479624118511cm 4.87911164458569cm)" svg:viewBox="0 0 81 79" svg:d="M81 0c-33 36-79 81-81 79-2-3 35-40 81-79z">
            <text:p/>
          </draw:path>
          <draw:path draw:style-name="gr56" draw:text-style-name="P23" draw:layer="layout" svg:width="0.094cm" svg:height="0.092cm" draw:transform="skewX (-0.0722566310325652) rotate (0.15707963267949) translate (9.72689924992391cm 4.75439203731082cm)" svg:viewBox="0 0 95 93" svg:d="M16 77c-39-6-3-70 79-77-4 60-53 124-79 77z">
            <text:p/>
          </draw:path>
          <draw:path draw:style-name="gr57" draw:text-style-name="P24" draw:layer="layout" svg:width="0.08cm" svg:height="0.078cm" draw:transform="skewX (-0.11065387457644) rotate (0.151494579073108) translate (9.73711335693023cm 4.7522961673011cm)" svg:viewBox="0 0 81 79" svg:d="M81 0c-33 36-79 81-81 79-2-3 35-40 81-79z">
            <text:p/>
          </draw:path>
        </draw:g>
        <draw:g draw:style-name="gr48">
          <draw:path draw:style-name="gr51" draw:text-style-name="P21" draw:layer="layout" svg:width="0.33cm" svg:height="1.091cm" svg:x="10.442cm" svg:y="1.38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path draw:style-name="gr56" draw:text-style-name="P23" draw:layer="layout" svg:width="0.104cm" svg:height="0.107cm" svg:x="10.52cm" svg:y="1.542cm" svg:viewBox="0 0 105 108" svg:d="M85 92c-10 42-83-2-85-92 71 10 141 68 85 92z">
            <text:p/>
          </draw:path>
          <draw:path draw:style-name="gr57" draw:text-style-name="P24" draw:layer="layout" svg:width="0.092cm" svg:height="0.096cm" svg:x="10.521cm" svg:y="1.546cm" svg:viewBox="0 0 93 97" svg:d="M92 97c-3 3-45-42-92-97 44 40 96 94 92 97z">
            <text:p/>
          </draw:path>
          <draw:path draw:style-name="gr56" draw:text-style-name="P23" draw:layer="layout" svg:width="0.099cm" svg:height="0.049cm" svg:x="10.663cm" svg:y="1.505cm" svg:viewBox="0 0 100 50" svg:d="M100 33c-46 25-117 25-96-12-15-26 50-34 96 12z">
            <text:p/>
          </draw:path>
          <draw:path draw:style-name="gr57" draw:text-style-name="P24" draw:layer="layout" svg:width="0.089cm" svg:height="0.01cm" svg:x="10.67cm" svg:y="1.526cm" svg:viewBox="0 0 90 11" svg:d="M90 11c-40-2-91-8-90-10 0-3 42 2 90 10z">
            <text:p/>
          </draw:path>
          <draw:path draw:style-name="gr56" draw:text-style-name="P23" draw:layer="layout" svg:width="0.124cm" svg:height="0.13cm" svg:x="10.34cm" svg:y="1.922cm" svg:viewBox="0 0 125 131" svg:d="M104 109c52-8 4-99-104-109 5 85 69 174 104 109z">
            <text:p/>
          </draw:path>
          <draw:path draw:style-name="gr57" draw:text-style-name="P24" draw:layer="layout" svg:width="0.102cm" svg:height="0.11cm" svg:x="10.344cm" svg:y="1.922cm" svg:viewBox="0 0 103 111" svg:d="M0 0c43 50 100 114 103 110s-44-55-103-110z">
            <text:p/>
          </draw:path>
          <draw:path draw:style-name="gr56" draw:text-style-name="P23" draw:layer="layout" svg:width="0.069cm" svg:height="0.069cm" draw:transform="rotate (-0.715584993317675) translate (10.4869591426061cm 2.01027443140615cm)" svg:viewBox="0 0 70 70" svg:d="M58 58c29-4 3-53-58-58 3 45 39 93 58 58z">
            <text:p/>
          </draw:path>
          <draw:path draw:style-name="gr57" draw:text-style-name="P24" draw:layer="layout" svg:width="0.057cm" svg:height="0.058cm" draw:transform="rotate (-0.715584993317675) translate (10.4887579484672cm 2.01183810948508cm)" svg:viewBox="0 0 58 59" svg:d="M0 0c24 27 56 61 58 59 1-2-25-29-58-59z">
            <text:p/>
          </draw:path>
        </draw:g>
        <draw:frame draw:style-name="gr58" draw:text-style-name="P26" draw:layer="layout" svg:width="3.45cm" svg:height="0.823cm" svg:x="8.45cm" svg:y="5.777cm">
          <draw:text-box>
            <text:p text:style-name="P25"><text:span text:style-name="T6">Observation of the</text:span><text:span text:style-name="T7"> event</text:span><text:span text:style-name="T6"> (e.g. 50% budburst)</text:span></text:p>
          </draw:text-box>
        </draw:frame>
        <draw:frame draw:style-name="gr43" draw:text-style-name="P28" draw:layer="layout" svg:width="3.45cm" svg:height="0.569cm" draw:transform="rotate (1.5707963267949) translate (11.5cm 4.525cm)">
          <draw:text-box>
            <text:p text:style-name="P27"><text:span text:style-name="T8">Days to event</text:span></text:p>
          </draw:text-box>
        </draw:frame>
        <draw:frame draw:style-name="gr43" draw:text-style-name="P28" draw:layer="layout" svg:width="3.45cm" svg:height="0.569cm" svg:x="13.225cm" svg:y="5.4cm">
          <draw:text-box>
            <text:p text:style-name="P27"><text:span text:style-name="T8">Chill days</text:span></text:p>
          </draw:text-box>
        </draw:frame>
        <draw:frame draw:style-name="gr45" draw:text-style-name="P30" draw:layer="layout" svg:width="1.25cm" svg:height="0.526cm" svg:x="9.95cm" svg:y="5.25cm">
          <draw:text-box>
            <text:p text:style-name="P29"><text:span text:style-name="T6">Ti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5983b0" draw:end-color="#b4c7dc" draw:start-intensity="100%" draw:end-intensity="100%" draw:angle="90deg" draw:border="0%">
      <loext:gradient-stop svg:offset="0" loext:color-type="rgb" loext:color-value="#5983b0"/>
      <loext:gradient-stop svg:offset="1" loext:color-type="rgb" loext:color-value="#b4c7d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3" draw:display-name="Transparency 13" draw:style="linear" draw:start="100%" draw:end="0%" draw:angle="270deg" draw:border="50%">
      <loext:opacity-stop svg:offset="0" svg:stop-opacity="1"/>
      <loext:opacity-stop svg:offset="1" svg:stop-opacity="0"/>
    </draw:opacity>
    <draw:opacity draw:name="Transparency_20_17" draw:display-name="Transparency 17" draw:style="linear" draw:start="100%" draw:end="0%" draw:angle="270deg" draw:border="70%">
      <loext:opacity-stop svg:offset="0" svg:stop-opacity="1"/>
      <loext:opacity-stop svg:offset="1" svg:stop-opacity="0"/>
    </draw:opacity>
    <draw:opacity draw:name="Transparency_20_19" draw:display-name="Transparency 19" draw:style="linear" draw:start="100%" draw:end="0%" draw:angle="270deg" draw:border="80%">
      <loext:opacity-stop svg:offset="0" svg:stop-opacity="1"/>
      <loext:opacity-stop svg:offset="1" svg:stop-opacity="0"/>
    </draw:opacity>
    <draw:opacity draw:name="Transparency_20_22" draw:display-name="Transparency 22" draw:style="linear" draw:start="100%" draw:end="0%" draw:angle="270deg" draw:border="5%">
      <loext:opacity-stop svg:offset="0" svg:stop-opacity="1"/>
      <loext:opacity-stop svg:offset="1" svg:stop-opacity="0"/>
    </draw:opacity>
    <draw:opacity draw:name="Transparency_20_24" draw:display-name="Transparency 24" draw:style="linear" draw:start="0%" draw:end="100%" draw:angle="270deg" draw:border="5%">
      <loext:opacity-stop svg:offset="0" svg:stop-opacity="0"/>
      <loext:opacity-stop svg:offset="1" svg:stop-opacity="1"/>
    </draw:opacity>
    <draw:opacity draw:name="Transparency_20_7" draw:display-name="Transparency 7" draw:style="linear" draw:start="100%" draw:end="0%" draw:angle="270deg" draw:border="20%">
      <loext:opacity-stop svg:offset="0" svg:stop-opacity="1"/>
      <loext:opacity-stop svg:offset="1" svg:stop-opacity="0"/>
    </draw:opacity>
    <draw:opacity draw:name="Transparency_20_8" draw:display-name="Transparency 8" draw:style="linear" draw:start="100%" draw:end="0%" draw:angle="270deg" draw:border="25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0:26:16.429375905</meta:creation-date>
    <meta:print-date>2026-04-16T11:32:35.031410126</meta:print-date>
    <meta:printed-by>PDF files</meta:printed-by>
    <dc:date>2026-04-16T12:01:16.721758671</dc:date>
    <meta:editing-duration>PT32M52S</meta:editing-duration>
    <meta:editing-cycles>8</meta:editing-cycles>
    <meta:generator>LibreOffice/25.8.5.2$Linux_X86_64 LibreOffice_project/580$Build-2</meta:generator>
    <meta:document-statistic meta:object-count="193"/>
  </office:meta>
</office:document-meta>
</file>